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0.11cm" fo:min-width="2.385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.242cm" fo:min-width="3.01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2cm" fo:min-width="3.0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03cm" fo:min-width="2.48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238cm" fo:min-width="2.48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72cm" fo:min-width="1.15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353cm" fo:min-width="2.69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47cm" fo:min-width="0.7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327cm" fo:min-width="1.084cm"/>
    </style:style>
    <style:style style:name="gr11" style:family="graphic" style:parent-style-name="standard">
      <style:graphic-properties draw:stroke="none" svg:stroke-color="#000000" draw:fill="none" draw:fill-color="#ffffff" fo:min-height="0.444cm"/>
    </style:style>
    <style:style style:name="gr12" style:family="graphic" style:parent-style-name="standard">
      <style:graphic-properties draw:stroke="none" svg:stroke-color="#000000" draw:fill="none" draw:fill-color="#ffffff" fo:min-height="0.446cm"/>
    </style:style>
    <style:style style:name="gr13" style:family="graphic" style:parent-style-name="standard">
      <style:graphic-properties draw:stroke="none" svg:stroke-color="#000000" draw:fill="none" draw:fill-color="#ffffff" fo:min-height="0.88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258cm" fo:min-width="1.65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258cm" fo:min-width="1.913cm"/>
    </style:style>
    <style:style style:name="P1" style:family="paragraph">
      <style:paragraph-properties fo:text-align="center"/>
      <style:text-properties style:font-name="Times New Roman" fo:font-size="10pt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size="10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style:font-name="Times New Roman" fo:font-size="10pt" style:font-size-asian="11pt" style:font-size-complex="11pt"/>
    </style:style>
    <style:style style:name="P4" style:family="paragraph">
      <loext:graphic-properties draw:fill="none"/>
      <style:paragraph-properties fo:text-align="center"/>
      <style:text-properties style:font-name="Times New Roman" fo:font-size="10pt"/>
    </style:style>
    <style:style style:name="P5" style:family="paragraph">
      <style:text-properties style:font-name="Times New Roman" fo:font-size="10pt"/>
    </style:style>
    <style:style style:name="P6" style:family="paragraph">
      <loext:graphic-properties draw:fill="none" draw:fill-color="#ffffff"/>
      <style:text-properties style:font-name="Times New Roman" fo:font-size="10pt" style:font-size-asian="11pt" style:font-size-complex="11pt"/>
    </style:style>
    <style:style style:name="P7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style:font-name="Times New Roman"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size-asian="11pt" style:font-size-complex="11pt"/>
    </style:style>
    <style:style style:name="T2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581cm" svg:height="0.57cm" svg:x="6.635cm" svg:y="4.235cm">
          <text:p text:style-name="P1"><text:span text:style-name="T1">Problem Tex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3" draw:id="id3" draw:layer="layout" svg:width="3.517cm" svg:height="0.492cm" svg:x="7.167cm" svg:y="5.7cm">
          <text:p text:style-name="P1"><text:span text:style-name="T1">Convert to F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3.517cm" svg:height="0.57cm" svg:x="7.167cm" svg:y="6.844cm">
          <text:p text:style-name="P1"><text:span text:style-name="T1">Tokenize and Grou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3.517cm" svg:height="0.57cm" svg:x="7.167cm" svg:y="8.065cm">
          <text:p text:style-name="P1"><text:span text:style-name="T1">Generate Equation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925cm" svg:y1="7.414cm" svg:x2="8.925cm" svg:y2="8.065cm" draw:start-shape="id1" draw:start-glue-point="2" draw:end-shape="id2" draw:end-glue-point="0" svg:d="M8925 7414v651" svg:viewBox="0 0 1 652">
          <text:p/>
        </draw:connector>
        <draw:connector draw:style-name="gr4" draw:text-style-name="P4" draw:layer="layout" svg:x1="8.925cm" svg:y1="6.192cm" svg:x2="8.925cm" svg:y2="6.844cm" draw:start-shape="id3" draw:start-glue-point="2" draw:end-shape="id1" draw:end-glue-point="0" svg:d="M8925 6192v652" svg:viewBox="0 0 1 653">
          <text:p/>
        </draw:connector>
        <draw:custom-shape draw:style-name="gr5" draw:text-style-name="P3" xml:id="id4" draw:id="id4" draw:layer="layout" svg:width="2.983cm" svg:height="0.653cm" svg:x="2.905cm" svg:y="10.126cm">
          <text:p text:style-name="P1"><text:span text:style-name="T1">Train Local 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2.983cm" svg:height="0.488cm" svg:x="2.905cm" svg:y="12.43cm">
          <text:p text:style-name="P1"><text:span text:style-name="T1">Train Global Mode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.167cm" svg:y1="8.35cm" svg:x2="4.396cm" svg:y2="10.126cm" draw:start-shape="id2" draw:start-glue-point="3" draw:end-shape="id4" draw:end-glue-point="0" svg:d="M7167 8350h-2771v1776" svg:viewBox="0 0 2772 1777">
          <text:p/>
        </draw:connector>
        <draw:connector draw:style-name="gr4" draw:text-style-name="P4" draw:layer="layout" svg:x1="4.396cm" svg:y1="10.779cm" svg:x2="4.396cm" svg:y2="12.43cm" draw:start-shape="id4" draw:start-glue-point="2" draw:end-shape="id5" draw:end-glue-point="0" svg:d="M4396 10779v1651" svg:viewBox="0 0 1 1652">
          <text:p/>
        </draw:connector>
        <draw:custom-shape draw:style-name="gr7" draw:text-style-name="P3" xml:id="id6" draw:id="id6" draw:layer="layout" svg:width="2.345cm" svg:height="1.304cm" svg:x="7.985cm" svg:y="15.317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4.396cm" svg:y1="12.918cm" svg:x2="7.985cm" svg:y2="15.969cm" draw:start-shape="id5" draw:start-glue-point="2" draw:end-shape="id6" draw:end-glue-point="6" svg:d="M4396 12918v3051h3589" svg:viewBox="0 0 3590 3052">
          <text:p/>
        </draw:connector>
        <draw:custom-shape draw:style-name="gr8" draw:text-style-name="P3" xml:id="id7" draw:id="id7" draw:layer="layout" svg:width="3.197cm" svg:height="0.603cm" svg:x="12.281cm" svg:y="9.255cm">
          <text:p text:style-name="P1"><text:span text:style-name="T1">Score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8" draw:id="id8" draw:layer="layout" svg:width="2.558cm" svg:height="1.793cm" svg:x="12.6cm" svg:y="10.916cm">
          <text:p text:style-name="P1">Evaluat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4" draw:layer="layout" svg:x1="10.684cm" svg:y1="8.35cm" svg:x2="13.879cm" svg:y2="9.255cm" draw:start-shape="id2" draw:start-glue-point="1" draw:end-shape="id7" draw:end-glue-point="0" svg:d="M10684 8350h3195v905" svg:viewBox="0 0 3196 906">
          <text:p/>
        </draw:connector>
        <draw:connector draw:style-name="gr4" draw:text-style-name="P4" draw:layer="layout" svg:x1="13.879cm" svg:y1="9.858cm" svg:x2="13.879cm" svg:y2="10.916cm" draw:start-shape="id7" draw:start-glue-point="2" draw:end-shape="id8" draw:end-glue-point="4" svg:d="M13879 9858v1058" svg:viewBox="0 0 1 1059">
          <text:p/>
        </draw:connector>
        <draw:custom-shape draw:style-name="gr10" draw:text-style-name="P4" xml:id="id10" draw:id="id10" draw:layer="layout" svg:width="2.238cm" svg:height="0.815cm" svg:x="7.806cm" svg:y="2.524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8.926cm" svg:y1="4.805cm" svg:x2="8.925cm" svg:y2="5.7cm" draw:start-shape="id9" draw:start-glue-point="8" draw:end-shape="id3" draw:end-glue-point="0" svg:d="M8926 4805v448h-1v447" svg:viewBox="0 0 2 896">
          <text:p/>
        </draw:connector>
        <draw:connector draw:style-name="gr4" draw:text-style-name="P4" draw:layer="layout" svg:x1="8.925cm" svg:y1="3.339cm" svg:x2="8.926cm" svg:y2="4.235cm" draw:start-shape="id10" draw:start-glue-point="8" draw:end-shape="id9" draw:end-glue-point="5" svg:d="M8925 3339v448h1v448" svg:viewBox="0 0 2 897">
          <text:p/>
        </draw:connector>
        <draw:frame draw:style-name="gr11" draw:text-style-name="P6" draw:layer="layout" svg:width="1.456cm" svg:height="0.694cm" svg:x="11.287cm" svg:y="11.287cm">
          <draw:text-box>
            <text:p text:style-name="P5"><text:span text:style-name="T1">Yes</text:span></text:p>
          </draw:text-box>
        </draw:frame>
        <draw:frame draw:style-name="gr12" draw:text-style-name="P6" draw:layer="layout" svg:width="1.453cm" svg:height="0.696cm" svg:x="15.478cm" svg:y="12.049cm">
          <draw:text-box>
            <text:p text:style-name="P5"><text:span text:style-name="T1">No</text:span></text:p>
          </draw:text-box>
        </draw:frame>
        <draw:frame draw:style-name="gr12" draw:text-style-name="P6" draw:layer="layout" svg:width="1.454cm" svg:height="0.696cm" svg:x="12.212cm" svg:y="7.902cm">
          <draw:text-box>
            <text:p text:style-name="P5"><text:span text:style-name="T1">Test</text:span></text:p>
          </draw:text-box>
        </draw:frame>
        <draw:frame draw:style-name="gr13" draw:text-style-name="P6" draw:layer="layout" svg:width="1.454cm" svg:height="1.135cm" svg:x="4.717cm" svg:y="7.902cm">
          <draw:text-box>
            <text:p text:style-name="P5"><text:span text:style-name="T1">Train</text:span></text:p>
          </draw:text-box>
        </draw:frame>
        <draw:custom-shape draw:style-name="gr14" draw:text-style-name="P8" xml:id="id11" draw:id="id11" draw:layer="layout" svg:width="2.159cm" svg:height="0.508cm" svg:x="10.271cm" svg:y="13.319cm">
          <text:p text:style-name="P7"><text:span text:style-name="T2">Corr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xml:id="id12" draw:id="id12" draw:layer="layout" svg:width="2.413cm" svg:height="0.508cm" svg:x="14.335cm" svg:y="13.319cm">
          <text:p text:style-name="P9"><text:span text:style-name="T2">Incorrect</text:span></text:p>
          <draw:enhanced-geometry svg:viewBox="0 0 21600 21600" draw:type="rectangle" draw:enhanced-path="M 0 0 L 21600 0 21600 21600 0 21600 0 0 Z N"/>
        </draw:custom-shape>
        <draw:connector draw:style-name="gr4" draw:text-style-name="P10" draw:layer="layout" svg:x1="12.6cm" svg:y1="11.812cm" svg:x2="11.35cm" svg:y2="13.319cm" draw:start-shape="id8" draw:start-glue-point="5" draw:end-shape="id11" svg:d="M12600 11812h-1250v1507" svg:viewBox="0 0 1251 1508">
          <text:p/>
        </draw:connector>
        <draw:connector draw:style-name="gr4" draw:text-style-name="P10" draw:layer="layout" svg:x1="15.158cm" svg:y1="11.812cm" svg:x2="15.541cm" svg:y2="13.319cm" draw:start-shape="id8" draw:start-glue-point="7" draw:end-shape="id12" draw:end-glue-point="0" svg:d="M15158 11812h383v1507" svg:viewBox="0 0 384 1508">
          <text:p/>
        </draw:connector>
        <draw:connector draw:style-name="gr4" draw:text-style-name="P10" draw:layer="layout" svg:x1="11.35cm" svg:y1="13.827cm" svg:x2="9.158cm" svg:y2="15.317cm" draw:start-shape="id11" draw:start-glue-point="2" draw:end-shape="id6" draw:end-glue-point="4" svg:d="M11350 13827v745h-2192v745" svg:viewBox="0 0 2193 1491">
          <text:p/>
        </draw:connector>
        <draw:connector draw:style-name="gr4" draw:text-style-name="P10" draw:layer="layout" svg:x1="15.541cm" svg:y1="13.827cm" svg:x2="10.33cm" svg:y2="15.969cm" draw:start-shape="id12" draw:start-glue-point="2" draw:end-shape="id6" draw:end-glue-point="10" svg:d="M15541 13827v2142h-5211" svg:viewBox="0 0 5212 21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00:27:00.917075120</meta:creation-date>
    <dc:date>2017-09-20T01:35:26.445671154</dc:date>
    <meta:editing-duration>PT40M30S</meta:editing-duration>
    <meta:editing-cycles>11</meta:editing-cycles>
    <meta:generator>LibreOffice/5.1.6.2$Linux_X86_64 LibreOffice_project/10m0$Build-2</meta:generator>
    <meta:document-statistic meta:object-count="29"/>
  </office:meta>
</office:document-meta>
</file>